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0000000500DFE04D013B3F75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Honydew" svg:font-family="Honydew" style:font-family-generic="modern" style:font-pitch="fixed"/>
    <style:font-face style:name="Calibri" svg:font-family="Calibri" style:font-pitch="variable"/>
    <style:font-face style:name="Microsoft YaHei" svg:font-family="'Microsoft YaHei'" style:font-pitch="variable"/>
    <style:font-face style:name="Segoe UI1" svg:font-family="'Segoe UI'" style:font-pitch="variable"/>
    <style:font-face style:name="Giorg Sans" svg:font-family="'Giorg Sans'" style:font-family-generic="roman" style:font-pitch="variable"/>
    <style:font-face style:name="Liberation Serif" svg:font-family="'Liberation Serif'" style:font-family-generic="roman" style:font-pitch="variable"/>
    <style:font-face style:name="Organization Age" svg:font-family="'Organization Ag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Giorg Sans1" svg:font-family="'Giorg Sans'"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e1c" officeooo:paragraph-rsid="00041e1c"/>
    </style:style>
    <style:style style:name="P2" style:family="paragraph" style:parent-style-name="Standard">
      <style:text-properties officeooo:paragraph-rsid="00041e1c"/>
    </style:style>
    <style:style style:name="P3" style:family="paragraph" style:parent-style-name="Standard">
      <style:text-properties style:font-name="Honydew" fo:font-size="7pt" officeooo:rsid="00041e1c" officeooo:paragraph-rsid="00041e1c" style:font-size-asian="7pt" style:font-size-complex="7pt"/>
    </style:style>
    <style:style style:name="P4" style:family="paragraph" style:parent-style-name="Standard">
      <style:paragraph-properties fo:margin-top="0cm" fo:margin-bottom="0.176cm" loext:contextual-spacing="false"/>
      <style:text-properties fo:font-size="2pt" style:font-size-asian="2pt" style:font-size-complex="2pt"/>
    </style:style>
    <style:style style:name="P5" style:family="paragraph" style:parent-style-name="Standard">
      <style:paragraph-properties fo:margin-top="0cm" fo:margin-bottom="0cm" loext:contextual-spacing="false" fo:text-align="end" style:justify-single-word="false"/>
    </style:style>
    <style:style style:name="P6" style:family="paragraph" style:parent-style-name="Standard">
      <style:paragraph-properties fo:margin-top="0cm" fo:margin-bottom="0cm" loext:contextual-spacing="false" fo:text-align="end" style:justify-single-word="false"/>
      <style:text-properties style:font-name="Giorg Sans1" officeooo:rsid="00041e1c" officeooo:paragraph-rsid="00041e1c"/>
    </style:style>
    <style:style style:name="P7" style:family="paragraph" style:parent-style-name="Heading_20_1" style:master-page-name="Standard">
      <style:paragraph-properties style:page-number="auto"/>
      <style:text-properties officeooo:rsid="00041e1c" officeooo:paragraph-rsid="00041e1c"/>
    </style:style>
    <style:style style:name="T1" style:family="text">
      <style:text-properties fo:font-size="17pt" style:font-size-asian="17pt" style:font-name-complex="Organization Age" style:font-size-complex="17pt"/>
    </style:style>
    <style:style style:name="T2" style:family="text">
      <style:text-properties style:font-name="Organization Age" fo:font-size="17pt" style:font-size-asian="17pt" style:font-name-complex="Organization Age" style:font-size-complex="17pt"/>
    </style:style>
    <style:style style:name="T3" style:family="text">
      <style:text-properties officeooo:rsid="00041e1c"/>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ard Box detection functions</text:h>
      <text:p text:style-name="P1">Firstly I would like to thank you for accepting my work here on Upwork. I truly hope that you are satisfied <text:s/>with the result and your feedback would be much appreciated. This will enable me to improve my service to future clients and to you, should you wish to work with me again.</text:p>
      <text:p text:style-name="P2"/>
      <text:p text:style-name="P1"><text:bookmark text:name="_GoBack"/>This library uses uses opencv 3. Mine was installed with anaconda.</text:p>
      <text:h text:style-name="Heading_20_2" text:outline-level="2"><text:span text:style-name="T3">S</text:span>tages</text:h>
      <text:p text:style-name="P1">There are two stages to detection</text:p>
      <text:p text:style-name="P1">The first stage is to prepare the image for the contour detection function. The 1st stage may be performed by either one of two methods (depending on the image). Each function also has its own set of tweaking parameters that you need to play with. You must also pass the parameters to the script input.</text:p>
      <text:p text:style-name="P1">For images where the contrast is not high enough you may use the filter_image function.</text:p>
      <text:p text:style-name="P1">Otherwise try the contrast_image &gt; gel_image route.</text:p>
      <text:p text:style-name="P1">This is also a 2 step process, and step 2 is optional. If the results from the contrast_image function has a few different parts (blobs), then you may put it into the merge_image_contours function.</text:p>
      <text:p text:style-name="P1">The last stage is to put the prepared image through get_contours, which will output the contours only.</text:p>
      <text:p text:style-name="P1"/>
      <text:p text:style-name="P1">All of the functions have their own tweaking parameters.</text:p>
      <text:p text:style-name="P1"/>
      <text:p text:style-name="P3">filter_image(image, canny1=75, canny2=200, height=False, show=False) -&gt; returns a smaller image which is canny filtered</text:p>
      <text:p text:style-name="P3"/>
      <text:p text:style-name="P3"><text:tab/>image <text:tab/><text:tab/><text:tab/>the ORIGINAL image</text:p>
      <text:p text:style-name="P3"><text:tab/>canny1, canny2<text:tab/><text:tab/>tweaking parameters</text:p>
      <text:p text:style-name="P3"><text:tab/>height<text:tab/><text:tab/> <text:tab/>if height is set the image will be resized before processing</text:p>
      <text:p text:style-name="P3"><text:tab/>show<text:tab/><text:tab/><text:tab/>since there are tweaking parameters it may be useful to call these functions with show on</text:p>
      <text:p text:style-name="P3"/>
      <text:p text:style-name="P3">contrast_image(image, thresh1=180, thresh2=200, height=False, show=False) -&gt; returns a smaller image which is contrast filtered</text:p>
      <text:p text:style-name="P3"/>
      <text:p text:style-name="P3"><text:tab/>image <text:tab/><text:tab/><text:tab/>the ORIGINAL image</text:p>
      <text:p text:style-name="P3"><text:tab/>thresh1, thresh2<text:tab/><text:tab/>tweaking parameters</text:p>
      <text:p text:style-name="P3"><text:tab/>height<text:tab/><text:tab/><text:tab/>if height is set the image will be resized before processing</text:p>
      <text:p text:style-name="P3"><text:tab/>show<text:tab/><text:tab/><text:tab/>since there are tweaking parameters it may be useful to call these functions with show on</text:p>
      <text:p text:style-name="P3"/>
      <text:p text:style-name="P3">merge_image_contours(image, distance=50, show=False) -&gt; returns a an image where large objects are merged</text:p>
      <text:p text:style-name="P3"/>
      <text:p text:style-name="P3"><text:tab/>image <text:tab/><text:tab/><text:tab/>the CONTRASTED image</text:p>
      <text:p text:style-name="P3"><text:tab/>distance<text:tab/><text:tab/><text:tab/>tweaking parameters (distance between objects to merge)</text:p>
      <text:p text:style-name="P3"><text:tab/>show<text:tab/><text:tab/><text:tab/>since there are tweaking parameters it may be useful to call these functions with show on</text:p>
      <text:p text:style-name="P3"/>
      <text:p text:style-name="P3">get_contours(image, polydb=0.02, contour_range=5, show=False) -&gt; returns a contours object (based on the smaller images)</text:p>
      <text:p text:style-name="P3"/>
      <text:p text:style-name="P3"><text:tab/>image <text:tab/><text:tab/><text:tab/>the image from either filter_image, contrast_image or merge_image_contours</text:p>
      <text:p text:style-name="P3"><text:tab/>polydb<text:tab/><text:tab/><text:tab/>tweaking parameter</text:p>
      <text:p text:style-name="P3"><text:tab/>contour_range<text:tab/><text:tab/>tweaking parameter</text:p>
      <text:p text:style-name="P3"><text:tab/>show<text:tab/><text:tab/><text:tab/>since there are tweaking parameters it may be useful to call these functions with show on</text:p>
      <text:p text:style-name="P3"/>
      <text:p text:style-name="P3">def overlay(image, contours, show=False) -&gt; returns a smaller image has the overlay on it</text:p>
      <text:p text:style-name="P3"/>
      <text:p text:style-name="P3"><text:tab/>image <text:tab/><text:tab/><text:tab/>the image from either filter_image, contrast_image or merge_image_contours</text:p>
      <text:p text:style-name="P3"><text:soft-page-break/><text:tab/>contours <text:tab/><text:tab/><text:tab/>the contours object that was returned withget_contours function</text:p>
      <text:p text:style-name="P3"><text:tab/>show<text:tab/><text:tab/><text:tab/>since there are tweaking parameters it may be useful to call these functions with show on</text:p>
      <text:p text:style-name="P3"/>
      <text:p text:style-name="P3">def cropped_image(image, contours, bw=True, show=False) -&gt; returns a larger image which has the payload image</text:p>
      <text:p text:style-name="P3"/>
      <text:p text:style-name="P3"><text:tab/>image <text:tab/><text:tab/><text:tab/>the ORIGINAL (large) image</text:p>
      <text:p text:style-name="P3"><text:tab/>contours <text:tab/><text:tab/><text:tab/>the contours object that was returned withget_contours function</text:p>
      <text:p text:style-name="P3"><text:tab/>show<text:tab/><text:tab/><text:tab/>since there are tweaking parameters it may be useful to call these functions with show on</text:p>
      <text:p text:style-name="P3"/>
      <text:h text:style-name="Heading_20_2" text:outline-level="2">Specification tests</text:h>
      <text:p text:style-name="P1">Please view the screen captures for the results.</text:p>
      <text:p text:style-name="P3"/>
      <text:p text:style-name="P3">python scan.py -i WP_20160531_11_32_28_Rich_LI.jpg -o screen -f 5,5 -P 0.04</text:p>
      <text:p text:style-name="P3"><text:tab/>performs the filter with 5,5 as parameters. Then finds the edges with 0.04 parameter and exports payload to screen</text:p>
      <text:p text:style-name="P3"/>
      <text:p text:style-name="P3">python scan.py -i WP_20160531_11_32_28_Rich_LI.jpg -o output.jpg -f 5,5 -P 0.04</text:p>
      <text:p text:style-name="P3"><text:tab/>performs the filter with 5,5 as parameters. Then finds the edges with 0.04 parameter and exports payload to output.jpg file</text:p>
      <text:p text:style-name="P3"/>
      <text:p text:style-name="P3">python scan.py -i WP_20160531_11_32_28_Rich_LI.jpg -o screen -f 5,5</text:p>
      <text:p text:style-name="P3"><text:tab/>performs the filter with 5,5 as parameters. Then exports payload to screen</text:p>
      <text:p text:style-name="P3"/>
      <text:p text:style-name="P3">python scan.py -i WP_20160531_11_33_24_Rich_LI.jpg -o screen -f 10,10</text:p>
      <text:p text:style-name="P3"><text:tab/>performs the filter with 10,10 as parameters. Then exports payload to screen</text:p>
      <text:p text:style-name="P3"/>
      <text:p text:style-name="P3">python scan.py -i WP_20160531_11_33_24_Rich_LI.jpg -o screen -f 10,10 -p 0.03</text:p>
      <text:p text:style-name="P3"><text:tab/>performs the filter with 10,10 as parameters. Then finds the edges with 0.03 parameter and exports outline image to screen</text:p>
      <text:p text:style-name="P3"/>
      <text:p text:style-name="P3">python scan.py -i WP_20160531_11_36_09_Rich_LI.jpg -o screen -c 180,200 -m 50 -p 0.03</text:p>
      <text:p text:style-name="P3"><text:tab/>performs the contrast with 180,200 as parameters. Then merges the images blobs with 50 as parameter Then finds the edges with 0.03 parameter and exports outline image to screen</text:p>
      <text:p text:style-name="P3"/>
      <text:p text:style-name="P3">python scan.py -i WP_20160531_11_36_09_Rich_LI.jpg -o output2.jpg -c 180,200 -m 50 -P 0.03</text:p>
      <text:p text:style-name="P3"><text:tab/>performs the contrast with 180,200 as parameters. Then merges the images blobs with 50 as parameter Then finds the edges with 0.03 parameter and exports payload image to output2.jpg file</text:p>
      <text:p text:style-name="P3"/>
      <text:p text:style-name="P3">python scan.py -i WP_20160531_11_38_57_Rich_LI.jpg -o screen -f 10,10 -p 0.03</text:p>
      <text:p text:style-name="P3"><text:tab/>performs the filter with 10,10 as parameters. Then finds the edges with 0.03 parameter and exports outline image to screen</text:p>
      <text:p text:style-name="P1"/>
      <text:p text:style-name="P1"/>
      <text:p text:style-name="P1"/>
      <text:p text:style-name="P1"/>
      <text:p text:style-name="P1"/>
      <text:p text:style-name="P1"/>
      <text:p text:style-name="P1"/>
      <text:p text:style-name="P1"/>
      <text:p text:style-name="P1"/>
      <text:p text:style-name="P1"/>
      <text:p text:style-name="P5"><text:span text:style-name="T2">Riaan Francois Venter</text:span></text:p>
      <text:p text:style-name="P6"><text:span text:style-name="T1">rfv.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Honydew" svg:font-family="Honydew" style:font-family-generic="modern" style:font-pitch="fixed"/>
    <style:font-face style:name="Calibri" svg:font-family="Calibri" style:font-pitch="variable"/>
    <style:font-face style:name="Microsoft YaHei" svg:font-family="'Microsoft YaHei'" style:font-pitch="variable"/>
    <style:font-face style:name="Segoe UI1" svg:font-family="'Segoe UI'" style:font-pitch="variable"/>
    <style:font-face style:name="Giorg Sans" svg:font-family="'Giorg Sans'" style:font-family-generic="roman" style:font-pitch="variable"/>
    <style:font-face style:name="Liberation Serif" svg:font-family="'Liberation Serif'" style:font-family-generic="roman" style:font-pitch="variable"/>
    <style:font-face style:name="Organization Age" svg:font-family="'Organization Ag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Giorg Sans1" svg:font-family="'Giorg Sans'"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76cm" loext:contextual-spacing="false" fo:text-align="start" style:justify-single-word="false" fo:orphans="2" fo:widows="2" fo:hyphenation-ladder-count="no-limit" style:writing-mode="lr-tb"/>
      <style:text-properties style:use-window-font-color="true" style:font-name="Giorg Sans" fo:font-family="'Giorg Sans'" style:font-family-generic="roman" style:font-pitch="variable" fo:font-size="11pt" fo:language="en" fo:country="US" style:letter-kerning="true" style:font-name-asian="Calibri" style:font-family-asian="Calibri"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2"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keep-together="always" fo:text-indent="0cm" style:auto-text-indent="false" fo:keep-with-next="always"/>
      <style:text-properties fo:font-size="37pt" style:font-name-asian="Times New Roman" style:font-family-asian="'Times New Roman'" style:font-family-generic-asian="roman" style:font-pitch-asian="variable" style:font-size-asian="37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176cm" fo:margin-bottom="0.176cm" loext:contextual-spacing="false" fo:keep-together="always" fo:text-indent="0cm" style:auto-text-indent="false" fo:padding-left="0cm" fo:padding-right="0cm" fo:padding-top="0.035cm" fo:padding-bottom="0cm" fo:border-left="none" fo:border-right="none" fo:border-top="0.99pt solid #808080" fo:border-bottom="none" fo:keep-with-next="always"/>
      <style:text-properties fo:color="#404040" fo:font-size="29pt" style:font-name-asian="Times New Roman" style:font-family-asian="'Times New Roman'" style:font-family-generic-asian="roman" style:font-pitch-asian="variable" style:font-size-asian="29pt" style:font-size-complex="13pt"/>
    </style:style>
    <style:style style:name="Heading_20_3" style:display-name="Heading 3" style:family="paragraph" style:parent-style-name="Standard" style:next-style-name="Standard" style:default-outline-level="3" style:class="text">
      <style:paragraph-properties fo:margin-left="0cm" fo:margin-right="0cm" fo:margin-top="0.176cm" fo:margin-bottom="0.176cm" loext:contextual-spacing="false" fo:keep-together="always" fo:text-indent="0cm" style:auto-text-indent="false" fo:keep-with-next="always"/>
      <style:text-properties fo:color="#595959" fo:font-size="23pt" style:font-name-asian="Times New Roman" style:font-family-asian="'Times New Roman'" style:font-family-generic-asian="roman" style:font-pitch-asian="variable" style:font-size-asian="23pt" style:font-size-complex="12pt"/>
    </style:style>
    <style:style style:name="Heading_20_4" style:display-name="Heading 4" style:family="paragraph" style:parent-style-name="Standard" style:next-style-name="Standard" style:default-outline-level="4" style:class="text">
      <style:paragraph-properties fo:margin-left="0cm" fo:margin-right="0cm" fo:margin-top="0.176cm" fo:margin-bottom="0.176cm" loext:contextual-spacing="false" fo:keep-together="always" fo:text-indent="0cm" style:auto-text-indent="false" fo:keep-with-next="always"/>
      <style:text-properties fo:color="#808080" fo:font-size="17pt" style:font-name-asian="Times New Roman" style:font-family-asian="'Times New Roman'" style:font-family-generic-asian="roman" style:font-pitch-asian="variable" style:font-size-asian="17pt" style:font-style-complex="italic"/>
    </style:style>
    <style:style style:name="Heading_20_5" style:display-name="Heading 5" style:family="paragraph" style:parent-style-name="Standard" style:next-style-name="Standard" style:default-outline-level="5" style:class="text">
      <style:paragraph-properties fo:margin-left="0cm" fo:margin-right="0cm" fo:margin-top="0.176cm" fo:margin-bottom="0.176cm" loext:contextual-spacing="false" fo:keep-together="always" fo:text-indent="0cm" style:auto-text-indent="false" fo:keep-with-next="always"/>
      <style:text-properties fo:color="#a6a6a6" fo:font-size="13pt" style:font-name-asian="Times New Roman" style:font-family-asian="'Times New Roman'" style:font-family-generic-asian="roman" style:font-pitch-asian="variable" style:font-size-asian="13pt"/>
    </style:style>
    <style:style style:name="Footer" style:family="paragraph" style:parent-style-name="Standard" style:class="extra">
      <style:paragraph-properties fo:margin-top="0cm" fo:margin-bottom="0.109cm" loext:contextual-spacing="false" fo:hyphenation-ladder-count="no-limit" style:vertical-align="baseline">
        <style:tab-stops>
          <style:tab-stop style:position="7.62cm" style:type="center"/>
          <style:tab-stop style:position="15.24cm" style:type="right"/>
        </style:tab-stops>
      </style:paragraph-properties>
      <style:text-properties fo:color="#000000" fo:font-size="12pt" style:letter-kerning="true" style:font-name-asian="Times New Roman" style:font-family-asian="'Times New Roman'" style:font-family-generic-asian="roman" style:font-pitch-asian="variable" style:font-size-asian="12pt" style:font-size-complex="12pt" fo:hyphenate="false" fo:hyphenation-remain-char-count="2" fo:hyphenation-push-char-count="2"/>
    </style:style>
    <style:style style:name="Table_20_Contents" style:display-name="Table Contents" style:family="paragraph" style:parent-style-name="Standard" style:class="extra">
      <style:paragraph-properties fo:margin-top="0cm" fo:margin-bottom="0.109cm" loext:contextual-spacing="false" fo:hyphenation-ladder-count="no-limit" text:number-lines="false" text:line-number="0" style:vertical-align="baseline"/>
      <style:text-properties fo:color="#000000" fo:font-size="12pt" style:letter-kerning="true" style:font-name-asian="Times New Roman" style:font-family-asian="'Times New Roman'" style:font-family-generic-asian="roman" style:font-pitch-asian="variable" style:font-size-asian="12pt" style:font-size-complex="12pt" fo:hyphenate="false" fo:hyphenation-remain-char-count="2" fo:hyphenation-push-char-count="2"/>
    </style:style>
    <style:style style:name="Balloon_20_Text" style:display-name="Balloon Text" style:family="paragraph" style:parent-style-name="Standard">
      <style:paragraph-properties fo:margin-top="0cm" fo:margin-bottom="0cm" loext:contextual-spacing="false"/>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Heading_20_1_20_Char" style:display-name="Heading 1 Char" style:family="text">
      <style:text-properties style:font-name="Giorg Sans" fo:font-family="'Giorg Sans'" style:font-family-generic="roman" style:font-pitch="variable" fo:font-size="37pt" style:font-name-asian="Times New Roman" style:font-family-asian="'Times New Roman'" style:font-family-generic-asian="roman" style:font-pitch-asian="variable" style:font-size-asian="37pt" style:font-name-complex="Times New Roman" style:font-family-complex="'Times New Roman'" style:font-family-generic-complex="roman" style:font-pitch-complex="variable" style:font-size-complex="16pt"/>
    </style:style>
    <style:style style:name="Heading_20_2_20_Char" style:display-name="Heading 2 Char" style:family="text">
      <style:text-properties fo:color="#404040" style:font-name="Giorg Sans" fo:font-family="'Giorg Sans'" style:font-family-generic="roman" style:font-pitch="variable" fo:font-size="29pt" style:font-name-asian="Times New Roman" style:font-family-asian="'Times New Roman'" style:font-family-generic-asian="roman" style:font-pitch-asian="variable" style:font-size-asian="29pt" style:font-name-complex="Giorg Sans" style:font-family-complex="'Giorg Sans'" style:font-family-generic-complex="roman" style:font-pitch-complex="variable" style:font-size-complex="13pt"/>
    </style:style>
    <style:style style:name="Heading_20_3_20_Char" style:display-name="Heading 3 Char" style:family="text">
      <style:text-properties fo:color="#595959" style:font-name="Giorg Sans" fo:font-family="'Giorg Sans'" style:font-family-generic="roman" style:font-pitch="variable" fo:font-size="23pt" style:font-name-asian="Times New Roman" style:font-family-asian="'Times New Roman'" style:font-family-generic-asian="roman" style:font-pitch-asian="variable" style:font-size-asian="23pt" style:font-name-complex="Times New Roman" style:font-family-complex="'Times New Roman'" style:font-family-generic-complex="roman" style:font-pitch-complex="variable" style:font-size-complex="12pt"/>
    </style:style>
    <style:style style:name="Heading_20_4_20_Char" style:display-name="Heading 4 Char" style:family="text">
      <style:text-properties fo:color="#808080" style:font-name="Giorg Sans" fo:font-family="'Giorg Sans'" style:font-family-generic="roman" style:font-pitch="variable" fo:font-size="17pt" style:font-name-asian="Times New Roman" style:font-family-asian="'Times New Roman'" style:font-family-generic-asian="roman" style:font-pitch-asian="variable" style:font-size-asian="17pt" style:font-name-complex="Times New Roman" style:font-family-complex="'Times New Roman'" style:font-family-generic-complex="roman" style:font-pitch-complex="variable" style:font-style-complex="italic"/>
    </style:style>
    <style:style style:name="Heading_20_5_20_Char" style:display-name="Heading 5 Char" style:family="text">
      <style:text-properties fo:color="#a6a6a6" style:font-name="Giorg Sans" fo:font-family="'Giorg Sans'"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style>
    <style:style style:name="Footer_20_Char" style:display-name="Footer Char" style:family="text">
      <style:text-properties fo:color="#000000" style:font-name="Giorg Sans" fo:font-family="'Giorg Sans'"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Header_20_Char" style:display-name="Header Char" style:family="text" style:parent-style-name="Default_20_Paragraph_20_Font">
      <style:text-properties style:font-name="Giorg Sans" fo:font-family="'Giorg Sans'" style:font-family-generic="roman" style:font-pitch="variable" fo:font-size="11pt" style:font-size-asian="11pt" style:font-name-complex="Giorg Sans" style:font-family-complex="'Giorg Sans'" style:font-family-generic-complex="roman"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176cm" loext:contextual-spacing="false"/>
      <style:text-properties fo:font-size="2pt" style:font-size-asian="2pt" style:font-size-complex="2pt"/>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01cm" fo:margin-bottom="0.199cm" fo:margin-left="1.3cm" fo:margin-right="1.3cm" style:writing-mode="lr-tb" style:layout-grid-color="#c0c0c0" style:layout-grid-lines="67" style:layout-grid-base-height="0.423cm" style:layout-grid-ruby-height="0cm" style:layout-grid-mode="none" style:layout-grid-ruby-below="false" style:layout-grid-print="false" style:layout-grid-display="false" style:layout-grid-base-width="0.36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01cm" fo:margin-top="1.302cm" style:dynamic-spacing="true"/>
      </style:footer-style>
    </style:page-layout>
  </office:automatic-styles>
  <office:master-styles>
    <style:master-page style:name="Standard" style:page-layout-name="Mpm1">
      <style:footer>
        <text:p text:style-name="MP1"><draw:frame draw:style-name="Mfr1" draw:name="Image1" text:anchor-type="char" svg:x="0.049cm" svg:y="-0.915cm" svg:width="1.995cm" svg:height="0.654cm" draw:z-index="1"><draw:image xlink:href="Pictures/10000201000000F0000000500DFE04D013B3F752.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12:17:19.577000000</meta:creation-date>
    <dc:date>2016-06-10T12:22:57.139000000</dc:date>
    <meta:print-date>2015-06-14T08:06:00</meta:print-date>
    <meta:editing-cycles>10</meta:editing-cycles>
    <meta:editing-duration>PT18M43S</meta:editing-duration>
    <meta:document-statistic meta:table-count="0" meta:image-count="1" meta:object-count="0" meta:page-count="2" meta:paragraph-count="58" meta:word-count="753" meta:character-count="4959" meta:non-whitespace-character-count="4186"/>
    <meta:generator>LibreOffice/5.1.0.3$Windows_x86 LibreOffice_project/5e3e00a007d9b3b6efb6797a8b8e57b51ab1f737</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